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5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25])" office:value-type="float" office:value="1.49981667" calcext:value-type="float">
            <text:p>1.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81]*[.E81]" office:value-type="float" office:value="0" calcext:value-type="float">
                <text:p>0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6:.F125])" office:value-type="float" office:value="0" calcext:value-type="float">
              <text:p>0</text:p>
            </table:table-cell>
            <table:table-cell table:style-name="ce25" table:formula="of:=[.F93]*[.E93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6]*[.E96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7]*[.E10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7]*[.E117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7:18:13.75327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7:34:13.708587305</dc:date>
    <meta:print-date>2005-07-25T11:10:23</meta:print-date>
    <dc:language>en-US</dc:language>
    <meta:editing-cycles>151</meta:editing-cycles>
    <meta:editing-duration>PT7H22M34S</meta:editing-duration>
    <dc:creator>sarroutbi </dc:creator>
    <meta:document-statistic meta:table-count="2" meta:cell-count="245" meta:object-count="0"/>
    <meta:user-defined meta:name="Info 1"/>
    <meta:user-defined meta:name="Info 2"/>
    <meta:user-defined meta:name="Info 3"/>
    <meta:user-defined meta:name="Info 4"/>
  </office:meta>
</office:document-meta>
</file>